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61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4"/>
        <table:table-column table:style-name="co5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4"/>
        <table:table-column table:style-name="co6" table:default-cell-style-name="ce2"/>
        <table:table-column table:style-name="co4" table:number-columns-repeated="16373" table:default-cell-style-name="ce2"/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01a_Online_Repo</text:p>
          </table:table-cell>
          <table:table-cell/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02a_New_Exe</text:p>
          </table:table-cell>
          <table:table-cell/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02c_2278e</text:p>
          </table:table-cell>
          <table:table-cell table:number-columns-repeated="16373"/>
        </table:table-row>
        <table:table-row table:style-name="ro1">
          <table:table-cell office:value-type="time" office:time-value="PT08H14M00S" calcext:value-type="time">
            <text:p>08:14</text:p>
          </table:table-cell>
          <table:table-cell table:formula="of:=[.A2]-[.A$2]" office:value-type="time" office:time-value="PT00H00M00S" calcext:value-type="time">
            <text:p>0h 00m</text:p>
          </table:table-cell>
          <table:table-cell office:value-type="string" calcext:value-type="string">
            <text:p>00.par</text:p>
          </table:table-cell>
          <table:table-cell/>
          <table:table-cell table:style-name="ce1" office:value-type="time" office:time-value="PT08H14M00S" calcext:value-type="time">
            <text:p>08:14</text:p>
          </table:table-cell>
          <table:table-cell table:formula="of:=[.E2]-[.E$2]" office:value-type="time" office:time-value="PT00H00M00S" calcext:value-type="time">
            <text:p>0h 00m</text:p>
          </table:table-cell>
          <table:table-cell office:value-type="string" calcext:value-type="string">
            <text:p>00.par</text:p>
          </table:table-cell>
          <table:table-cell/>
          <table:table-cell table:style-name="ce1" office:value-type="time" office:time-value="PT08H14M00S" calcext:value-type="time">
            <text:p>08:14</text:p>
          </table:table-cell>
          <table:table-cell table:formula="of:=[.I2]-[.I$2]" office:value-type="time" office:time-value="PT00H00M00S" calcext:value-type="time">
            <text:p>0h 00m</text:p>
          </table:table-cell>
          <table:table-cell office:value-type="string" calcext:value-type="string">
            <text:p>00.par</text:p>
          </table:table-cell>
          <table:table-cell table:number-columns-repeated="16373"/>
        </table:table-row>
        <table:table-row table:style-name="ro1">
          <table:table-cell office:value-type="time" office:time-value="PT08H35M00S" calcext:value-type="time">
            <text:p>08:35</text:p>
          </table:table-cell>
          <table:table-cell table:formula="of:=[.A3]-[.A$2]" office:value-type="time" office:time-value="PT00H21M00S" calcext:value-type="time">
            <text:p>0h 21m</text:p>
          </table:table-cell>
          <table:table-cell office:value-type="string" calcext:value-type="string">
            <text:p>01.par</text:p>
          </table:table-cell>
          <table:table-cell/>
          <table:table-cell table:style-name="ce1" office:value-type="time" office:time-value="PT08H35M00S" calcext:value-type="time">
            <text:p>08:35</text:p>
          </table:table-cell>
          <table:table-cell table:formula="of:=[.E3]-[.E$2]" office:value-type="time" office:time-value="PT00H21M00S" calcext:value-type="time">
            <text:p>0h 21m</text:p>
          </table:table-cell>
          <table:table-cell office:value-type="string" calcext:value-type="string">
            <text:p>01.par</text:p>
          </table:table-cell>
          <table:table-cell/>
          <table:table-cell table:style-name="ce1" office:value-type="time" office:time-value="PT08H36M00S" calcext:value-type="time">
            <text:p>08:36</text:p>
          </table:table-cell>
          <table:table-cell table:formula="of:=[.I3]-[.I$2]" office:value-type="time" office:time-value="PT00H22M00S" calcext:value-type="time">
            <text:p>0h 22m</text:p>
          </table:table-cell>
          <table:table-cell office:value-type="string" calcext:value-type="string">
            <text:p>01.par</text:p>
          </table:table-cell>
          <table:table-cell table:number-columns-repeated="16373"/>
        </table:table-row>
        <table:table-row table:style-name="ro1">
          <table:table-cell office:value-type="time" office:time-value="PT08H35M00S" calcext:value-type="time">
            <text:p>08:35</text:p>
          </table:table-cell>
          <table:table-cell table:formula="of:=[.A4]-[.A$2]" office:value-type="time" office:time-value="PT00H21M00S" calcext:value-type="time">
            <text:p>0h 21m</text:p>
          </table:table-cell>
          <table:table-cell office:value-type="string" calcext:value-type="string">
            <text:p>02.par</text:p>
          </table:table-cell>
          <table:table-cell/>
          <table:table-cell table:style-name="ce1" office:value-type="time" office:time-value="PT08H36M00S" calcext:value-type="time">
            <text:p>08:36</text:p>
          </table:table-cell>
          <table:table-cell table:formula="of:=[.E4]-[.E$2]" office:value-type="time" office:time-value="PT00H22M00S" calcext:value-type="time">
            <text:p>0h 22m</text:p>
          </table:table-cell>
          <table:table-cell office:value-type="string" calcext:value-type="string">
            <text:p>02.par</text:p>
          </table:table-cell>
          <table:table-cell/>
          <table:table-cell table:style-name="ce1" office:value-type="time" office:time-value="PT08H36M00S" calcext:value-type="time">
            <text:p>08:36</text:p>
          </table:table-cell>
          <table:table-cell table:formula="of:=[.I4]-[.I$2]" office:value-type="time" office:time-value="PT00H22M00S" calcext:value-type="time">
            <text:p>0h 22m</text:p>
          </table:table-cell>
          <table:table-cell office:value-type="string" calcext:value-type="string">
            <text:p>02.par</text:p>
          </table:table-cell>
          <table:table-cell table:number-columns-repeated="16373"/>
        </table:table-row>
        <table:table-row table:style-name="ro1">
          <table:table-cell office:value-type="time" office:time-value="PT08H36M00S" calcext:value-type="time">
            <text:p>08:36</text:p>
          </table:table-cell>
          <table:table-cell table:formula="of:=[.A5]-[.A$2]" office:value-type="time" office:time-value="PT00H22M00S" calcext:value-type="time">
            <text:p>0h 22m</text:p>
          </table:table-cell>
          <table:table-cell office:value-type="string" calcext:value-type="string">
            <text:p>03.par</text:p>
          </table:table-cell>
          <table:table-cell/>
          <table:table-cell table:style-name="ce1" office:value-type="time" office:time-value="PT08H36M00S" calcext:value-type="time">
            <text:p>08:36</text:p>
          </table:table-cell>
          <table:table-cell table:formula="of:=[.E5]-[.E$2]" office:value-type="time" office:time-value="PT00H22M00S" calcext:value-type="time">
            <text:p>0h 22m</text:p>
          </table:table-cell>
          <table:table-cell office:value-type="string" calcext:value-type="string">
            <text:p>03.par</text:p>
          </table:table-cell>
          <table:table-cell/>
          <table:table-cell table:style-name="ce1" office:value-type="time" office:time-value="PT08H36M00S" calcext:value-type="time">
            <text:p>08:36</text:p>
          </table:table-cell>
          <table:table-cell table:formula="of:=[.I5]-[.I$2]" office:value-type="time" office:time-value="PT00H22M00S" calcext:value-type="time">
            <text:p>0h 22m</text:p>
          </table:table-cell>
          <table:table-cell office:value-type="string" calcext:value-type="string">
            <text:p>03.par</text:p>
          </table:table-cell>
          <table:table-cell table:number-columns-repeated="16373"/>
        </table:table-row>
        <table:table-row table:style-name="ro1">
          <table:table-cell office:value-type="time" office:time-value="PT08H51M00S" calcext:value-type="time">
            <text:p>08:51</text:p>
          </table:table-cell>
          <table:table-cell table:formula="of:=[.A6]-[.A$2]" office:value-type="time" office:time-value="PT00H37M00S" calcext:value-type="time">
            <text:p>0h 37m</text:p>
          </table:table-cell>
          <table:table-cell office:value-type="string" calcext:value-type="string">
            <text:p>04.par</text:p>
          </table:table-cell>
          <table:table-cell/>
          <table:table-cell table:style-name="ce1" office:value-type="time" office:time-value="PT08H47M00S" calcext:value-type="time">
            <text:p>08:47</text:p>
          </table:table-cell>
          <table:table-cell table:formula="of:=[.E6]-[.E$2]" office:value-type="time" office:time-value="PT00H33M00S" calcext:value-type="time">
            <text:p>0h 33m</text:p>
          </table:table-cell>
          <table:table-cell office:value-type="string" calcext:value-type="string">
            <text:p>04.par</text:p>
          </table:table-cell>
          <table:table-cell/>
          <table:table-cell table:style-name="ce1" office:value-type="time" office:time-value="PT08H47M00S" calcext:value-type="time">
            <text:p>08:47</text:p>
          </table:table-cell>
          <table:table-cell table:formula="of:=[.I6]-[.I$2]" office:value-type="time" office:time-value="PT00H33M00S" calcext:value-type="time">
            <text:p>0h 33m</text:p>
          </table:table-cell>
          <table:table-cell office:value-type="string" calcext:value-type="string">
            <text:p>04.par</text:p>
          </table:table-cell>
          <table:table-cell table:number-columns-repeated="16373"/>
        </table:table-row>
        <table:table-row table:style-name="ro1">
          <table:table-cell office:value-type="time" office:time-value="PT08H51M00S" calcext:value-type="time">
            <text:p>08:51</text:p>
          </table:table-cell>
          <table:table-cell table:formula="of:=[.A7]-[.A$2]" office:value-type="time" office:time-value="PT00H37M00S" calcext:value-type="time">
            <text:p>0h 37m</text:p>
          </table:table-cell>
          <table:table-cell office:value-type="string" calcext:value-type="string">
            <text:p>05.par</text:p>
          </table:table-cell>
          <table:table-cell/>
          <table:table-cell table:style-name="ce1" office:value-type="time" office:time-value="PT08H51M00S" calcext:value-type="time">
            <text:p>08:51</text:p>
          </table:table-cell>
          <table:table-cell table:formula="of:=[.E7]-[.E$2]" office:value-type="time" office:time-value="PT00H37M00S" calcext:value-type="time">
            <text:p>0h 37m</text:p>
          </table:table-cell>
          <table:table-cell office:value-type="string" calcext:value-type="string">
            <text:p>05.par</text:p>
          </table:table-cell>
          <table:table-cell/>
          <table:table-cell table:style-name="ce1" office:value-type="time" office:time-value="PT08H51M00S" calcext:value-type="time">
            <text:p>08:51</text:p>
          </table:table-cell>
          <table:table-cell table:formula="of:=[.I7]-[.I$2]" office:value-type="time" office:time-value="PT00H37M00S" calcext:value-type="time">
            <text:p>0h 37m</text:p>
          </table:table-cell>
          <table:table-cell office:value-type="string" calcext:value-type="string">
            <text:p>05.par</text:p>
          </table:table-cell>
          <table:table-cell table:number-columns-repeated="16373"/>
        </table:table-row>
        <table:table-row table:style-name="ro1">
          <table:table-cell office:value-type="time" office:time-value="PT08H54M00S" calcext:value-type="time">
            <text:p>08:54</text:p>
          </table:table-cell>
          <table:table-cell table:formula="of:=[.A8]-[.A$2]" office:value-type="time" office:time-value="PT00H40M00S" calcext:value-type="time">
            <text:p>0h 40m</text:p>
          </table:table-cell>
          <table:table-cell office:value-type="string" calcext:value-type="string">
            <text:p>06.par</text:p>
          </table:table-cell>
          <table:table-cell/>
          <table:table-cell table:style-name="ce1" office:value-type="time" office:time-value="PT08H51M00S" calcext:value-type="time">
            <text:p>08:51</text:p>
          </table:table-cell>
          <table:table-cell table:formula="of:=[.E8]-[.E$2]" office:value-type="time" office:time-value="PT00H37M00S" calcext:value-type="time">
            <text:p>0h 37m</text:p>
          </table:table-cell>
          <table:table-cell office:value-type="string" calcext:value-type="string">
            <text:p>06.par</text:p>
          </table:table-cell>
          <table:table-cell/>
          <table:table-cell table:style-name="ce1" office:value-type="time" office:time-value="PT08H51M00S" calcext:value-type="time">
            <text:p>08:51</text:p>
          </table:table-cell>
          <table:table-cell table:formula="of:=[.I8]-[.I$2]" office:value-type="time" office:time-value="PT00H37M00S" calcext:value-type="time">
            <text:p>0h 37m</text:p>
          </table:table-cell>
          <table:table-cell office:value-type="string" calcext:value-type="string">
            <text:p>06.par</text:p>
          </table:table-cell>
          <table:table-cell table:number-columns-repeated="16373"/>
        </table:table-row>
        <table:table-row table:style-name="ro1">
          <table:table-cell office:value-type="time" office:time-value="PT08H55M00S" calcext:value-type="time">
            <text:p>08:55</text:p>
          </table:table-cell>
          <table:table-cell table:formula="of:=[.A9]-[.A$2]" office:value-type="time" office:time-value="PT00H41M00S" calcext:value-type="time">
            <text:p>0h 41m</text:p>
          </table:table-cell>
          <table:table-cell office:value-type="string" calcext:value-type="string">
            <text:p>07.par</text:p>
          </table:table-cell>
          <table:table-cell/>
          <table:table-cell table:style-name="ce1" office:value-type="time" office:time-value="PT08H52M00S" calcext:value-type="time">
            <text:p>08:52</text:p>
          </table:table-cell>
          <table:table-cell table:formula="of:=[.E9]-[.E$2]" office:value-type="time" office:time-value="PT00H38M00S" calcext:value-type="time">
            <text:p>0h 38m</text:p>
          </table:table-cell>
          <table:table-cell office:value-type="string" calcext:value-type="string">
            <text:p>07.par</text:p>
          </table:table-cell>
          <table:table-cell/>
          <table:table-cell table:style-name="ce1" office:value-type="time" office:time-value="PT08H53M00S" calcext:value-type="time">
            <text:p>08:53</text:p>
          </table:table-cell>
          <table:table-cell table:formula="of:=[.I9]-[.I$2]" office:value-type="time" office:time-value="PT00H39M00S" calcext:value-type="time">
            <text:p>0h 39m</text:p>
          </table:table-cell>
          <table:table-cell office:value-type="string" calcext:value-type="string">
            <text:p>07.par</text:p>
          </table:table-cell>
          <table:table-cell table:number-columns-repeated="16373"/>
        </table:table-row>
        <table:table-row table:style-name="ro1">
          <table:table-cell office:value-type="time" office:time-value="PT08H55M00S" calcext:value-type="time">
            <text:p>08:55</text:p>
          </table:table-cell>
          <table:table-cell table:formula="of:=[.A10]-[.A$2]" office:value-type="time" office:time-value="PT00H41M00S" calcext:value-type="time">
            <text:p>0h 41m</text:p>
          </table:table-cell>
          <table:table-cell office:value-type="string" calcext:value-type="string">
            <text:p>08.par</text:p>
          </table:table-cell>
          <table:table-cell/>
          <table:table-cell table:style-name="ce1" office:value-type="time" office:time-value="PT08H53M00S" calcext:value-type="time">
            <text:p>08:53</text:p>
          </table:table-cell>
          <table:table-cell table:formula="of:=[.E10]-[.E$2]" office:value-type="time" office:time-value="PT00H39M00S" calcext:value-type="time">
            <text:p>0h 39m</text:p>
          </table:table-cell>
          <table:table-cell office:value-type="string" calcext:value-type="string">
            <text:p>08.par</text:p>
          </table:table-cell>
          <table:table-cell/>
          <table:table-cell table:style-name="ce1" office:value-type="time" office:time-value="PT08H53M00S" calcext:value-type="time">
            <text:p>08:53</text:p>
          </table:table-cell>
          <table:table-cell table:formula="of:=[.I10]-[.I$2]" office:value-type="time" office:time-value="PT00H39M00S" calcext:value-type="time">
            <text:p>0h 39m</text:p>
          </table:table-cell>
          <table:table-cell office:value-type="string" calcext:value-type="string">
            <text:p>08.par</text:p>
          </table:table-cell>
          <table:table-cell table:number-columns-repeated="16373"/>
        </table:table-row>
        <table:table-row table:style-name="ro1">
          <table:table-cell office:value-type="time" office:time-value="PT09H38M00S" calcext:value-type="time">
            <text:p>09:38</text:p>
          </table:table-cell>
          <table:table-cell table:formula="of:=[.A11]-[.A$2]" office:value-type="time" office:time-value="PT01H24M00S" calcext:value-type="time">
            <text:p>1h 24m</text:p>
          </table:table-cell>
          <table:table-cell office:value-type="string" calcext:value-type="string">
            <text:p>09.par</text:p>
          </table:table-cell>
          <table:table-cell/>
          <table:table-cell table:style-name="ce1" office:value-type="time" office:time-value="PT09H36M00S" calcext:value-type="time">
            <text:p>09:36</text:p>
          </table:table-cell>
          <table:table-cell table:formula="of:=[.E11]-[.E$2]" office:value-type="time" office:time-value="PT01H22M00S" calcext:value-type="time">
            <text:p>1h 22m</text:p>
          </table:table-cell>
          <table:table-cell office:value-type="string" calcext:value-type="string">
            <text:p>09.par</text:p>
          </table:table-cell>
          <table:table-cell/>
          <table:table-cell table:style-name="ce1" office:value-type="time" office:time-value="PT09H37M00S" calcext:value-type="time">
            <text:p>09:37</text:p>
          </table:table-cell>
          <table:table-cell table:formula="of:=[.I11]-[.I$2]" office:value-type="time" office:time-value="PT01H23M00S" calcext:value-type="time">
            <text:p>1h 23m</text:p>
          </table:table-cell>
          <table:table-cell office:value-type="string" calcext:value-type="string">
            <text:p>09.par</text:p>
          </table:table-cell>
          <table:table-cell table:number-columns-repeated="16373"/>
        </table:table-row>
        <table:table-row table:style-name="ro1">
          <table:table-cell office:value-type="time" office:time-value="PT18H21M00S" calcext:value-type="time">
            <text:p>18:21</text:p>
          </table:table-cell>
          <table:table-cell table:formula="of:=[.A12]-[.A$2]" office:value-type="time" office:time-value="PT10H07M00S" calcext:value-type="time">
            <text:p>10h 07m</text:p>
          </table:table-cell>
          <table:table-cell office:value-type="string" calcext:value-type="string">
            <text:p>10.par</text:p>
          </table:table-cell>
          <table:table-cell/>
          <table:table-cell table:style-name="ce1" office:value-type="time" office:time-value="PT15H33M00S" calcext:value-type="time">
            <text:p>15:33</text:p>
          </table:table-cell>
          <table:table-cell table:formula="of:=[.E12]-[.E$2]" office:value-type="time" office:time-value="PT07H19M00S" calcext:value-type="time">
            <text:p>7h 19m</text:p>
          </table:table-cell>
          <table:table-cell office:value-type="string" calcext:value-type="string">
            <text:p>10.par</text:p>
          </table:table-cell>
          <table:table-cell/>
          <table:table-cell table:style-name="ce1" office:value-type="time" office:time-value="PT15H34M00S" calcext:value-type="time">
            <text:p>15:34</text:p>
          </table:table-cell>
          <table:table-cell table:formula="of:=[.I12]-[.I$2]" office:value-type="time" office:time-value="PT07H20M00S" calcext:value-type="time">
            <text:p>7h 20m</text:p>
          </table:table-cell>
          <table:table-cell office:value-type="string" calcext:value-type="string">
            <text:p>10.par</text:p>
          </table:table-cell>
          <table:table-cell table:number-columns-repeated="16373"/>
        </table:table-row>
        <table:table-row table:style-name="ro1">
          <table:table-cell office:value-type="time" office:time-value="PT18H58M00S" calcext:value-type="time">
            <text:p>18:58</text:p>
          </table:table-cell>
          <table:table-cell table:formula="of:=[.A13]-[.A$2]" office:value-type="time" office:time-value="PT10H44M00S" calcext:value-type="time">
            <text:p>10h 44m</text:p>
          </table:table-cell>
          <table:table-cell office:value-type="string" calcext:value-type="string">
            <text:p>11.par</text:p>
          </table:table-cell>
          <table:table-cell/>
          <table:table-cell table:style-name="ce1" office:value-type="time" office:time-value="PT05H44M00S" calcext:value-type="time">
            <text:p>05:44</text:p>
          </table:table-cell>
          <table:table-cell table:formula="of:=[.E13]-[.E$2]" office:value-type="time" office:time-value="-PT02H30M00S" calcext:value-type="time">
            <text:p>21h 30m</text:p>
          </table:table-cell>
          <table:table-cell office:value-type="string" calcext:value-type="string">
            <text:p>11.par</text:p>
          </table:table-cell>
          <table:table-cell/>
          <table:table-cell table:style-name="ce1" office:value-type="time" office:time-value="PT05H43M00S" calcext:value-type="time">
            <text:p>05:43</text:p>
          </table:table-cell>
          <table:table-cell table:formula="of:=[.I13]-[.I$2]" office:value-type="time" office:time-value="-PT02H31M00S" calcext:value-type="time">
            <text:p>21h 29m</text:p>
          </table:table-cell>
          <table:table-cell office:value-type="string" calcext:value-type="string">
            <text:p>11.par</text:p>
          </table:table-cell>
          <table:table-cell table:number-columns-repeated="1637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h</number:text>
      <number:minutes number:style="long"/>
      <number:text>m</number:text>
    </number:time-style>
    <number:time-style style:name="N130">
      <number:hours/>
      <number:text>h </number:text>
      <number:minutes number:style="long"/>
      <number:text>m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8:13:11.264116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8:59:30.954809828</meta:creation-date>
    <dc:date>2026-03-25T08:27:51.904843851</dc:date>
    <meta:editing-duration>PT23M22S</meta:editing-duration>
    <meta:editing-cycles>4</meta:editing-cycles>
    <meta:generator>LibreOffice/24.2.7.2$Linux_X86_64 LibreOffice_project/420$Build-2</meta:generator>
    <meta:document-statistic meta:table-count="1" meta:cell-count="117" meta:object-count="0"/>
    <meta:user-defined meta:name="qrichtext">1</meta:user-defined>
  </office:meta>
</office:document-meta>
</file>